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9a0a" officeooo:paragraph-rsid="00139a0a"/>
    </style:style>
    <style:style style:name="P2" style:family="paragraph" style:parent-style-name="Standard">
      <style:paragraph-properties fo:text-align="center" style:justify-single-word="false"/>
      <style:text-properties officeooo:rsid="00139a0a" officeooo:paragraph-rsid="00170ea0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39a0a" officeooo:paragraph-rsid="00139a0a"/>
    </style:style>
    <style:style style:name="P4" style:family="paragraph" style:parent-style-name="Standard">
      <style:paragraph-properties fo:text-align="justify" style:justify-single-word="false"/>
      <style:text-properties officeooo:rsid="00139a0a" officeooo:paragraph-rsid="00170ea0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5f479" officeooo:paragraph-rsid="0015f479"/>
    </style:style>
    <style:style style:name="T1" style:family="text">
      <style:text-properties officeooo:rsid="00170e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CIÓN INICIAL</text:p>
      <text:p text:style-name="P1"/>
      <text:p text:style-name="P4">No escribas tu nombre, los resultados de esta evaluación inicial servirán a efectos meramente orientativos. Contesta las siguientes preguntas en no más de 5 líneas. <text:span text:style-name="T1">Si no conoces alguna de las respuestas puedes dejarla en blanco.</text:span></text:p>
      <text:p text:style-name="P4"/>
      <text:p text:style-name="P2">Gracias por tu colaboración</text:p>
      <text:p text:style-name="P1"/>
      <text:p text:style-name="P1"/>
      <text:list xml:id="list1429274522673915791" text:style-name="L1">
        <text:list-item>
          <text:p text:style-name="P3">¿Qué es un proceso?</text:p>
        </text:list-item>
        <text:list-item>
          <text:p text:style-name="P3">¿Qué es un hilo de ejecución?</text:p>
        </text:list-item>
        <text:list-item>
          <text:p text:style-name="P3">¿Que es un sistema multiproceso?</text:p>
        </text:list-item>
        <text:list-item>
          <text:p text:style-name="P3">¿Qué quiere decir que un procesador sea “multicore”?</text:p>
        </text:list-item>
        <text:list-item>
          <text:p text:style-name="P3">¿Qué es un socket?</text:p>
        </text:list-item>
        <text:list-item>
          <text:p text:style-name="P3">¿Qué es un servidor?</text:p>
        </text:list-item>
        <text:list-item>
          <text:p text:style-name="P5">¿Qué contiene un archivo .class?</text:p>
        </text:list-item>
        <text:list-item>
          <text:p text:style-name="P5">¿En qué se diferencia una conexión HTTP de una HTTPS?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9-19T22:13:17.399001367</meta:creation-date>
    <dc:date>2016-09-19T22:19:23.284717370</dc:date>
    <dc:creator>usuario </dc:creator>
    <meta:editing-duration>PT2M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96" meta:character-count="545" meta:non-whitespace-character-count="468"/>
  </office:meta>
</office:document-meta>
</file>